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Segoe UI" svg:font-family="'Segoe UI'"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ody Allen's Deconstructing Harry uses the following satirical conventions: Exaggeration, mockery, and attacks the character types: The adulterer and the fool.<office:annotation office:name="__Annotation__23_1306054893"><dc:creator>Timothy Cayer</dc:creator><dc:date>2017-10-05T14:35:22.98</dc:date><text:p text:style-name="P2"><text:span text:style-name="T3">Serves as a reminder for topics to discuss</text:span></text:p></office:annotation></text:p>
      <text:p text:style-name="P1">Woody Allen fulfills his satire with the usage of exaggeration, mockery, and attacking character types.<office:annotation><dc:creator>Timothy Cayer</dc:creator><dc:date>2017-10-05T14:44:42.86</dc:date><text:p text:style-name="P2"><text:span text:style-name="T3">3 satirical conventions, use in introduction to foreshadow body paragraphs</text:span></text:p></office:annotation></text:p>
      <text:p text:style-name="P1"><text:tab/>The satire exposes the issue of self-victimizing and shifting the blame. This is addressed with the satiric conventions I had stated. Harry blames all of the women for ruining his life, although not verbally; This is apparent if you compare him at the beginning and the end of the film. In the beginning, Harry was living in a very nice apartment, content with his success. However, by the end of the film, Harry is arrested for kidnapping his son, possession of a weapon, which belonged to his ex-girlfriend Lucy, and possession of illegal substances, the marijuana left in the car by Cookie.</text:p>
      <text:p text:style-name="P1"><text:tab/>Throughout the movie, Harry exaggerates the world around him, skewing the perspective of the audience, presenting his lifestyle as lavish, and too good to be true. This is made evident by the fact that his only income is from his books being sold, and being an above average author, the notion of living luxuriously isn't feasible. The audience is fooled, in a sense, into believing that Harry's ideal world is the real world in which he resides. However, Harry does live in such a world, so-to-speak; He exists mentally within it. Throughout the movie, it is made apparent that Harry's mental state is deteriorating, and at one point, with the help of a contact-high, it is made evident how bad it truly is; This is when Harry's character, Ken, appears and begins to talk to him. Ken tells Harry that he has issues, and needs to fix them.</text:p>
      <text:p text:style-name="P1"><text:tab/>In all of Harry's past relationships, he warns them that he is not trustworthy and he isn't good for them. However, they later blame issues that arise from him, and resent him, despite his warnings. This is a common event through the narration. The satire mocks the character types: The adulterer, and the fool. The adulterer in the satire is represented by Harry Block, the protagonist. Throughout the movie he is berated, and hated by women from his past relationships, most of them representing the fool. Although Harry had cheated on all of them, they were all told, by Harry, that he is not loyal, it's a bad decision, and not to date him; They disregarded his warnings despite how blatant he was. One of the <text:soft-page-break/>women, Lucy, takes a taxi Harry's apartment, and threatens to kill herself with a gun she pulls out of her purse; She then tries to kill Harry. This is an example of how the adulterer and the fool are both mocked, and punished, in the satire.</text:p>
      <text:p text:style-name="P1"><text:tab/>In the film, Harry is depicted as being scummy, insecure, and annoying. Woody Allen wrote Harry like this, as a way of projecting how Allen's harshest critics view, and demonize him; In doing so, Allen presents the average viewer with the perspective of an extremist. The idea of Allen projecting his own personality onto his character, Harry, is extremely meta. The reason it is so meta, is because Allen's character, Harry, is an author who projects himself onto <text:span text:style-name="T1">his</text:span><text:span text:style-name="T2"> characters. Both Allen and Harry have had their personal lives affected by their works. With these similarities, the presence of Harry in the film is Allen's way of mocking himself, and his critics.</text:span></text:p>
      <text:p text:style-name="P1"><text:span text:style-name="T2"><text:tab/>By the end of the satire, it's obvious that Allen is mocking those who whine, and play victim; He shows it can lead to a sort of feedback loop, where everyone is the victim and the cause. This provokes the question: “If everyone is the cause, and also the victim, is anyone really the victim?” I'd reason to say, no one is truly the victim. My reasoning is that, if everyone can be the cause and the victim of a situation, the events leading to said situation were caused by the individual. The entropy of that persons decisions had formed a sort of hair-trigger, ready to snap from the slightest issue. In the case of Deconstructing Harry, between Harry's debauchery, and all of the ex-girlfriend's poor relationships, leading to affairs, it was a ticking time-bomb for the consequences of one of them to effect all of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Segoe UI" svg:font-family="'Segoe UI'"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2T18:01:45.71</meta:creation-date>
    <dc:date>2017-10-05T16:02:05</dc:date>
    <dc:creator>Timothy Cayer</dc:creator>
    <meta:editing-duration>PT3H52M53S</meta:editing-duration>
    <meta:editing-cycles>18</meta:editing-cycles>
    <meta:generator>OpenOffice/4.1.3$Win32 OpenOffice.org_project/413m1$Build-9783</meta:generator>
    <meta:document-statistic meta:table-count="0" meta:image-count="0" meta:object-count="0" meta:page-count="2" meta:paragraph-count="7" meta:word-count="719" meta:character-count="4150"/>
  </office:meta>
</office:document-meta>
</file>